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style="italic" officeooo:rsid="000dfb33" officeooo:paragraph-rsid="000dfb33" style:language-asian="zxx" style:country-asian="none" style:font-style-asian="italic" style:language-complex="zxx" style:country-complex="none" style:font-style-complex="italic"/>
    </style:style>
    <style:style style:name="P3" style:family="paragraph" style:parent-style-name="Standard">
      <style:text-properties fo:language="zxx" fo:country="none" officeooo:rsid="0008d87d" officeooo:paragraph-rsid="0008d87d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9fb10" officeooo:paragraph-rsid="0009fb1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aeb37" officeooo:paragraph-rsid="000aeb3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c6d7c" officeooo:paragraph-rsid="000c6d7c" style:language-asian="zxx" style:country-asian="none" style:language-complex="zxx" style:country-complex="non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1744in" svg:width="2.3874in" svg:height="0.22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⇒Distributiviteit</text:p>
      <text:p text:style-name="P3">=<draw:frame draw:style-name="fr1" draw:name="Object2" text:anchor-type="as-char" svg:y="-0.1528in" svg:width="3.2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⇒Wet van De Morgan</text:p>
      <text:p text:style-name="P4">=<draw:frame draw:style-name="fr1" draw:name="Object3" text:anchor-type="as-char" svg:y="-0.1528in" svg:width="3.8071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⇒Distributiviteit</text:p>
      <text:p text:style-name="P5">=<draw:frame draw:style-name="fr1" draw:name="Object4" text:anchor-type="as-char" svg:y="-0.1528in" svg:width="5.4984in" svg:height="0.20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⇒Distributiviteit en inverse</text:p>
      <text:p text:style-name="P5">=<draw:frame draw:style-name="fr1" draw:name="Object5" text:anchor-type="as-char" svg:y="-0.1528in" svg:width="5.6154in" svg:height="0.20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⇒Inverse en 0 AND A = 0</text:p>
      <text:p text:style-name="P6">=<draw:frame draw:style-name="fr1" draw:name="Object6" text:anchor-type="as-char" svg:y="-0.1528in" svg:width="3.5335in" svg:height="0.201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⇒0 AND A = 0</text:p>
      <text:p text:style-name="P6">=<draw:frame draw:style-name="fr1" draw:name="Object7" text:anchor-type="as-char" svg:y="-0.1528in" svg:width="2.1516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9:37:56.916710926</meta:creation-date>
    <dc:date>2024-10-28T10:41:16.854226916</dc:date>
    <meta:editing-duration>PT3M47S</meta:editing-duration>
    <meta:editing-cycles>1</meta:editing-cycles>
    <meta:document-statistic meta:table-count="0" meta:image-count="0" meta:object-count="7" meta:page-count="1" meta:paragraph-count="13" meta:word-count="27" meta:character-count="121" meta:non-whitespace-character-count="106"/>
    <meta:generator>LibreOffice/24.8.2.1$Linux_X86_64 LibreOffice_project/480$Build-1</meta:generator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i>·</mi>
                  <mi>B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A</mi>
                  <mi>·</mi>
                  <mi>C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B</mi>
                  <mi>·</mi>
                  <mi>C</mi>
                </mrow>
              </mrow>
              <mo fence="true" form="postfix" stretchy="false">)</mo>
            </mrow>
          </mrow>
        </mrow>
        <mo fence="true" form="postfix" stretchy="false">)</mo>
      </mrow>
      <mi>·</mi>
      <mover accent="true">
        <mrow>
          <mo fence="true" form="prefix" stretchy="false">(</mo>
          <mrow>
            <mrow>
              <mi>A</mi>
              <mi>·</mi>
              <mi>B</mi>
              <mi>·</mi>
              <mi>C</mi>
            </mrow>
          </mrow>
          <mo fence="true" form="postfix" stretchy="false">)</mo>
        </mrow>
        <mo>¯</mo>
      </mover>
    </mrow>
    <annotation encoding="StarMath 5.0">((A · B) + (A · C) + (B · C)) ·  overline(A · B · C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(</mo>
            <mrow>
              <mrow>
                <mi>A</mi>
                <mo stretchy="false">⋅</mo>
                <mi>B</mi>
                <mo stretchy="false">⋅</mo>
                <mover accent="true">
                  <mrow>
                    <mi>A</mi>
                    <mo stretchy="false">⋅</mo>
                    <mi>B</mi>
                    <mo stretchy="false">⋅</mo>
                    <mi>C</mi>
                  </mrow>
                  <mo>¯</mo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i>A</mi>
                <mo stretchy="false">⋅</mo>
                <mi>C</mi>
                <mo stretchy="false">⋅</mo>
                <mover accent="true">
                  <mrow>
                    <mi>A</mi>
                    <mo stretchy="false">⋅</mo>
                    <mi>B</mi>
                    <mo stretchy="false">⋅</mo>
                    <mi>C</mi>
                  </mrow>
                  <mo>¯</mo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i>B</mi>
                <mo stretchy="false">⋅</mo>
                <mi>C</mi>
                <mo stretchy="false">⋅</mo>
                <mover accent="true">
                  <mrow>
                    <mi>A</mi>
                    <mo stretchy="false">⋅</mo>
                    <mi>B</mi>
                    <mo stretchy="false">⋅</mo>
                    <mi>C</mi>
                  </mrow>
                  <mo>¯</mo>
                </mover>
              </mrow>
            </mrow>
            <mo fence="true" form="postfix" stretchy="false">)</mo>
          </mrow>
        </mrow>
      </mrow>
      <mo fence="true" form="postfix" stretchy="false">)</mo>
    </mrow>
    <annotation encoding="StarMath 5.0">((A cdot B cdot overline {A cdot B cdot C})+(A cdot C cdot overline {A cdot B cdot C})+(B cdot C cdot overline {A cdot B cdot C}))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⋅</mo>
            <mi>B</mi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over accent="true">
                    <mi>B</mi>
                    <mo>¯</mo>
                  </mover>
                  <mo stretchy="false">+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i>A</mi>
            <mo stretchy="false">⋅</mo>
            <mi>C</mi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over accent="true">
                    <mi>B</mi>
                    <mo>¯</mo>
                  </mover>
                  <mo stretchy="false">+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i>B</mi>
            <mo stretchy="false">⋅</mo>
            <mi>C</mi>
            <mo stretchy="false">⋅</mo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over accent="true">
                    <mi>B</mi>
                    <mo>¯</mo>
                  </mover>
                  <mo stretchy="false">+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A cdot B cdot (overline A + overline B + overline C))+ (A cdot C cdot (overline A + overline B + overline C))+ (B cdot C cdot (overline A + overline B + overline C))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o stretchy="false">⋅</mo>
                  <mi>B</mi>
                  <mo stretchy="false">⋅</mo>
                  <mover accent="true">
                    <mi>A</mi>
                    <mo>¯</mo>
                  </mover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row>
                    <mi>A</mi>
                    <mo stretchy="false">⋅</mo>
                    <mi>B</mi>
                  </mrow>
                  <mrow>
                    <mo fence="true" form="prefix" stretchy="false">(</mo>
                    <mrow>
                      <mrow>
                        <mover accent="true">
                          <mi>B</mi>
                          <mo>¯</mo>
                        </mover>
                        <mo stretchy="false">+</mo>
                        <mover accent="true">
                          <mi>C</mi>
                          <mo>¯</mo>
                        </mover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o stretchy="false">⋅</mo>
                  <mi>C</mi>
                  <mo stretchy="false">⋅</mo>
                  <mover accent="true">
                    <mi>A</mi>
                    <mo>¯</mo>
                  </mover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row>
                    <mi>A</mi>
                    <mo stretchy="false">⋅</mo>
                    <mi>C</mi>
                  </mrow>
                  <mrow>
                    <mo fence="true" form="prefix" stretchy="false">(</mo>
                    <mrow>
                      <mrow>
                        <mover accent="true">
                          <mi>B</mi>
                          <mo>¯</mo>
                        </mover>
                        <mo stretchy="false">+</mo>
                        <mover accent="true">
                          <mi>C</mi>
                          <mo>¯</mo>
                        </mover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B</mi>
                        <mo stretchy="false">⋅</mo>
                        <mi>C</mi>
                        <mo stretchy="false">⋅</mo>
                        <mover accent="true">
                          <mi>C</mi>
                          <mo>¯</mo>
                        </mover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i>B</mi>
                        <mo stretchy="false">⋅</mo>
                        <mi>C</mi>
                        <mo stretchy="false">⋅</mo>
                        <mrow>
                          <mo fence="true" form="prefix" stretchy="false">(</mo>
                          <mrow>
                            <mrow>
                              <mover accent="true">
                                <mi>A</mi>
                                <mo>¯</mo>
                              </mover>
                              <mo stretchy="false">+</mo>
                              <mover accent="true">
                                <mi>B</mi>
                                <mo>¯</mo>
                              </mover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(A cdot B cdot overline A)+(A cdot B (overline B + overline C)))+((A cdot C cdot overline A)+(A cdot C(overline B +overline C))+((B cdot C cdot overline C)+(B cdot C cdot(overline A +overline B))))</annotation>
  </semantics>
</math>
</file>

<file path=Object 5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n>0</mn>
              <mo stretchy="false">⋅</mo>
              <mi>B</mi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i>B</mi>
                  <mo stretchy="false">⋅</mo>
                  <mover accent="true">
                    <mi>B</mi>
                    <mo>¯</mo>
                  </mover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i>B</mi>
                  <mo stretchy="false">⋅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row>
              <mn>0</mn>
              <mo stretchy="false">⋅</mo>
              <mi>C</mi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i>C</mi>
                  <mo stretchy="false">⋅</mo>
                  <mover accent="true">
                    <mi>B</mi>
                    <mo>¯</mo>
                  </mover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i>C</mi>
                  <mo stretchy="false">⋅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row>
              <mn>0</mn>
              <mo stretchy="false">⋅</mo>
              <mi>B</mi>
            </mrow>
            <mo stretchy="false">+</mo>
            <mrow>
              <mo fence="true" form="prefix" stretchy="false">(</mo>
              <mrow>
                <mrow>
                  <mi>B</mi>
                  <mo stretchy="false">⋅</mo>
                  <mi>C</mi>
                  <mo stretchy="false">⋅</mo>
                  <mover accent="true">
                    <mi>A</mi>
                    <mo>¯</mo>
                  </mover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B</mi>
                  <mo stretchy="false">⋅</mo>
                  <mi>C</mi>
                  <mo stretchy="false">⋅</mo>
                  <mover accent="true">
                    <mi>B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0 cdot B+(A cdot B cdot overline B)+(A cdot B cdot overline C))+(0 cdot C+(A cdot C cdot overline B)+ ( A cdot C cdot overline C))+(0 cdot B+(B cdot C cdot overline A)+(B cdot C cdot overline B))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n>0</mn>
              <mo stretchy="false">⋅</mo>
              <mi>A</mi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i>B</mi>
                  <mo stretchy="false">⋅</mo>
                  <mover accent="true">
                    <mi>C</mi>
                    <mo>¯</mo>
                  </mover>
                </mrow>
              </mrow>
              <mo fence="true" form="postfix" stretchy="false">)</mo>
            </mrow>
          </mrow>
        </mrow>
        <mo fence="true" form="postfix" stretchy="false">)</mo>
      </mrow>
      <mo stretchy="false">+</mo>
      <mrow>
        <mo fence="true" form="prefix" stretchy="false">(</mo>
        <mrow>
          <mrow>
            <mrow>
              <mn>0</mn>
              <mo stretchy="false">⋅</mo>
              <mi>A</mi>
            </mrow>
            <mo stretchy="false">+</mo>
            <mrow>
              <mo fence="true" form="prefix" stretchy="false">(</mo>
              <mrow>
                <mrow>
                  <mi>A</mi>
                  <mo stretchy="false">⋅</mo>
                  <mover accent="true">
                    <mi>B</mi>
                    <mo>¯</mo>
                  </mover>
                  <mo stretchy="false">⋅</mo>
                  <mi>C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row>
                    <mn>0</mn>
                    <mo stretchy="false">⋅</mo>
                    <mi>C</mi>
                  </mrow>
                  <mo stretchy="false">+</mo>
                  <mrow>
                    <mo fence="true" form="prefix" stretchy="false">(</mo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  <mo stretchy="false">⋅</mo>
                        <mi>C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0 cdot A+(A cdot B cdot overline C))+(0 cdot A+(A cdot overline B cdot C)+(0 cdot C+(overline A cdot B cdot C)))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>¯</mo>
            </mover>
            <mi>·</mi>
            <mi>B</mi>
            <mi>·</mi>
            <mi>C</mi>
          </mrow>
        </mrow>
        <mo fence="true" form="postfix" stretchy="false">)</mo>
      </mrow>
      <mo stretchy="false">+</mo>
      <mrow>
        <mo fence="true" form="prefix" stretchy="false">(</mo>
        <mrow>
          <mrow>
            <mi>A</mi>
            <mi>·</mi>
            <mover accent="true">
              <mi>B</mi>
              <mo>¯</mo>
            </mover>
            <mi>·</mi>
            <mi>C</mi>
          </mrow>
        </mrow>
        <mo fence="true" form="postfix" stretchy="false">)</mo>
      </mrow>
      <mo stretchy="false">+</mo>
      <mrow>
        <mo fence="true" form="prefix" stretchy="false">(</mo>
        <mrow>
          <mrow>
            <mi>A</mi>
            <mi>·</mi>
            <mi>B</mi>
            <mi>·</mi>
            <mover accent="true">
              <mi>C</mi>
              <mo>¯</mo>
            </mover>
          </mrow>
        </mrow>
        <mo fence="true" form="postfix" stretchy="false">)</mo>
      </mrow>
    </mrow>
    <annotation encoding="StarMath 5.0">(overline A · B · C) + (A · overline B · C) + (A · B · overline C)</annotation>
  </semantics>
</math>
</file>